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5.533333" calcext:value-type="float">
            <text:p>5.53333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6.8125" calcext:value-type="float">
            <text:p>6.81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6.5875" calcext:value-type="float">
            <text:p>6.58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8.433333" calcext:value-type="float">
            <text:p>8.43333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8.491667" calcext:value-type="float">
            <text:p>8.49166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9.64" calcext:value-type="float">
            <text:p>9.6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12.033333" calcext:value-type="float">
            <text:p>12.03333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12.216667" calcext:value-type="float">
            <text:p>12.21666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12.275" calcext:value-type="float">
            <text:p>12.2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14.35" calcext:value-type="float">
            <text:p>14.3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16.075" calcext:value-type="float">
            <text:p>16.0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17.725" calcext:value-type="float">
            <text:p>17.7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17.625" calcext:value-type="float">
            <text:p>17.6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17.675" calcext:value-type="float">
            <text:p>17.6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575" calcext:value-type="float">
            <text:p>21.5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0.775" calcext:value-type="float">
            <text:p>20.7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3.225" calcext:value-type="float">
            <text:p>23.2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24.575" calcext:value-type="float">
            <text:p>24.5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23.825" calcext:value-type="float">
            <text:p>23.8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5.475" calcext:value-type="float">
            <text:p>25.4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23.525" calcext:value-type="float">
            <text:p>23.5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23.775" calcext:value-type="float">
            <text:p>23.7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23.275" calcext:value-type="float">
            <text:p>23.2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20.45" calcext:value-type="float">
            <text:p>20.4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4.125" calcext:value-type="float">
            <text:p>24.1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2.175" calcext:value-type="float">
            <text:p>22.1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3.825" calcext:value-type="float">
            <text:p>23.8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3.075" calcext:value-type="float">
            <text:p>23.0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0.425" calcext:value-type="float">
            <text:p>20.4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18.570833" calcext:value-type="float">
            <text:p>18.57083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17.058333" calcext:value-type="float">
            <text:p>17.058333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14.625" calcext:value-type="float">
            <text:p>14.62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12.735" calcext:value-type="float">
            <text:p>12.73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15.129167" calcext:value-type="float">
            <text:p>15.129167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11.775" calcext:value-type="float">
            <text:p>11.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10.458333" calcext:value-type="float">
            <text:p>10.45833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10.316667" calcext:value-type="float">
            <text:p>10.316667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12.690833" calcext:value-type="float">
            <text:p>12.690833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11.705833" calcext:value-type="float">
            <text:p>11.70583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12.164107" calcext:value-type="float">
            <text:p>12.16410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11.836994" calcext:value-type="float">
            <text:p>11.836994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14.037361" calcext:value-type="float">
            <text:p>14.03736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15.626429" calcext:value-type="float">
            <text:p>15.626429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14.015275" calcext:value-type="float">
            <text:p>14.0152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15.877778" calcext:value-type="float">
            <text:p>15.877778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13.487857" calcext:value-type="float">
            <text:p>13.48785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13.790904" calcext:value-type="float">
            <text:p>13.790904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13.086419" calcext:value-type="float">
            <text:p>13.08641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11.120802" calcext:value-type="float">
            <text:p>11.120802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10.767585" calcext:value-type="float">
            <text:p>10.76758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11.43926" calcext:value-type="float">
            <text:p>11.4392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13.199345" calcext:value-type="float">
            <text:p>13.19934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12.965506" calcext:value-type="float">
            <text:p>12.96550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12.672084" calcext:value-type="float">
            <text:p>12.67208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11.754621" calcext:value-type="float">
            <text:p>11.75462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11.409818" calcext:value-type="float">
            <text:p>11.409818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12.403481" calcext:value-type="float">
            <text:p>12.40348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1.717854" calcext:value-type="float">
            <text:p>11.71785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11.6342" calcext:value-type="float">
            <text:p>11.6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.803001" calcext:value-type="float">
            <text:p>10.803001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9.567753" calcext:value-type="float">
            <text:p>9.56775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9.850121" calcext:value-type="float">
            <text:p>9.85012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11.045295" calcext:value-type="float">
            <text:p>11.04529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10.583297" calcext:value-type="float">
            <text:p>10.583297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10.176649" calcext:value-type="float">
            <text:p>10.176649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10.552368" calcext:value-type="float">
            <text:p>10.552368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9.161359" calcext:value-type="float">
            <text:p>9.16135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9.063481" calcext:value-type="float">
            <text:p>9.063481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10.046564" calcext:value-type="float">
            <text:p>10.04656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10.50285" calcext:value-type="float">
            <text:p>10.5028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9.130856" calcext:value-type="float">
            <text:p>9.13085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9.543315" calcext:value-type="float">
            <text:p>9.54331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9.116809" calcext:value-type="float">
            <text:p>9.11680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8.238668" calcext:value-type="float">
            <text:p>8.23866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6.508196" calcext:value-type="float">
            <text:p>6.508196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6.80068" calcext:value-type="float">
            <text:p>6.8006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8.38747" calcext:value-type="float">
            <text:p>8.3874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8.008947" calcext:value-type="float">
            <text:p>8.008947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6.797228" calcext:value-type="float">
            <text:p>6.79722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7.932227" calcext:value-type="float">
            <text:p>7.93222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6.657912" calcext:value-type="float">
            <text:p>6.65791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5.875067" calcext:value-type="float">
            <text:p>5.875067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5.294938" calcext:value-type="float">
            <text:p>5.29493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4.785464" calcext:value-type="float">
            <text:p>4.7854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482774" calcext:value-type="float">
            <text:p>4.48277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4.195903" calcext:value-type="float">
            <text:p>4.19590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338144" calcext:value-type="float">
            <text:p>4.338144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935693" calcext:value-type="float">
            <text:p>4.93569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5.445798" calcext:value-type="float">
            <text:p>5.44579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5.101373" calcext:value-type="float">
            <text:p>5.10137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4.585838" calcext:value-type="float">
            <text:p>4.58583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5.38641" calcext:value-type="float">
            <text:p>5.38641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526408" calcext:value-type="float">
            <text:p>4.52640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03734" calcext:value-type="float">
            <text:p>4.0373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505917" calcext:value-type="float">
            <text:p>4.50591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861044" calcext:value-type="float">
            <text:p>4.86104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962526" calcext:value-type="float">
            <text:p>4.96252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092016" calcext:value-type="float">
            <text:p>4.09201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95522" calcext:value-type="float">
            <text:p>4.95522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554358" calcext:value-type="float">
            <text:p>5.554358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518467" calcext:value-type="float">
            <text:p>5.518467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894272" calcext:value-type="float">
            <text:p>4.89427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587924" calcext:value-type="float">
            <text:p>4.58792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558693" calcext:value-type="float">
            <text:p>5.558693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588622" calcext:value-type="float">
            <text:p>4.588622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423258" calcext:value-type="float">
            <text:p>5.42325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6.608508" calcext:value-type="float">
            <text:p>6.60850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6.091649" calcext:value-type="float">
            <text:p>6.091649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428208" calcext:value-type="float">
            <text:p>4.428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63915" calcext:value-type="float">
            <text:p>4.86391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773677" calcext:value-type="float">
            <text:p>5.77367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243414" calcext:value-type="float">
            <text:p>5.243414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349909" calcext:value-type="float">
            <text:p>4.34990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6.019788" calcext:value-type="float">
            <text:p>6.019788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653769" calcext:value-type="float">
            <text:p>4.65376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613836" calcext:value-type="float">
            <text:p>4.61383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839489" calcext:value-type="float">
            <text:p>4.83948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5.086302" calcext:value-type="float">
            <text:p>5.086302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516225" calcext:value-type="float">
            <text:p>4.5162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721503" calcext:value-type="float">
            <text:p>5.721503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426378" calcext:value-type="float">
            <text:p>4.426378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6.467025" calcext:value-type="float">
            <text:p>6.4670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6.250795" calcext:value-type="float">
            <text:p>6.25079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6.753181" calcext:value-type="float">
            <text:p>6.753181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7.027745" calcext:value-type="float">
            <text:p>7.02774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6.492771" calcext:value-type="float">
            <text:p>6.49277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6.679512" calcext:value-type="float">
            <text:p>6.679512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5.795935" calcext:value-type="float">
            <text:p>5.79593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5.151232" calcext:value-type="float">
            <text:p>5.151232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7.16502" calcext:value-type="float">
            <text:p>7.16502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7.976736" calcext:value-type="float">
            <text:p>7.97673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7.951425" calcext:value-type="float">
            <text:p>7.9514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8.528889" calcext:value-type="float">
            <text:p>8.528889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8.7125" calcext:value-type="float">
            <text:p>8.7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459498" calcext:value-type="float">
            <text:p>7.45949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6.818361" calcext:value-type="float">
            <text:p>6.818361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5.686094" calcext:value-type="float">
            <text:p>5.68609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943003" calcext:value-type="float">
            <text:p>4.943003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502598" calcext:value-type="float">
            <text:p>4.502598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728077" calcext:value-type="float">
            <text:p>4.72807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4.351462" calcext:value-type="float">
            <text:p>4.351462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5.618374" calcext:value-type="float">
            <text:p>5.618374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5.43868" calcext:value-type="float">
            <text:p>5.4386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65443" calcext:value-type="float">
            <text:p>4.65443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5.195737" calcext:value-type="float">
            <text:p>5.19573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847856" calcext:value-type="float">
            <text:p>4.84785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22776" calcext:value-type="float">
            <text:p>3.922776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33989" calcext:value-type="float">
            <text:p>3.73398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344317" calcext:value-type="float">
            <text:p>4.344317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10817" calcext:value-type="float">
            <text:p>3.91081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5.010083" calcext:value-type="float">
            <text:p>5.010083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5.113291" calcext:value-type="float">
            <text:p>5.11329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016651" calcext:value-type="float">
            <text:p>5.016651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312669" calcext:value-type="float">
            <text:p>4.31266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218851" calcext:value-type="float">
            <text:p>4.21885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100887" calcext:value-type="float">
            <text:p>4.10088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35242" calcext:value-type="float">
            <text:p>4.3524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735148" calcext:value-type="float">
            <text:p>3.735148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711828" calcext:value-type="float">
            <text:p>3.7118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01895" calcext:value-type="float">
            <text:p>4.00189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506234" calcext:value-type="float">
            <text:p>4.50623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870723" calcext:value-type="float">
            <text:p>4.87072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340531" calcext:value-type="float">
            <text:p>4.34053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47044" calcext:value-type="float">
            <text:p>4.4704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210099" calcext:value-type="float">
            <text:p>4.210099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677543" calcext:value-type="float">
            <text:p>3.677543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916196" calcext:value-type="float">
            <text:p>3.916196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86282" calcext:value-type="float">
            <text:p>3.78628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35944" calcext:value-type="float">
            <text:p>4.3594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389816" calcext:value-type="float">
            <text:p>4.38981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664017" calcext:value-type="float">
            <text:p>4.66401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326798" calcext:value-type="float">
            <text:p>4.326798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957453" calcext:value-type="float">
            <text:p>4.95745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911864" calcext:value-type="float">
            <text:p>4.91186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332289" calcext:value-type="float">
            <text:p>4.332289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171164" calcext:value-type="float">
            <text:p>4.17116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222688" calcext:value-type="float">
            <text:p>4.22268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5.129289" calcext:value-type="float">
            <text:p>5.12928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4.108497" calcext:value-type="float">
            <text:p>4.108497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597222" calcext:value-type="float">
            <text:p>4.59722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379606" calcext:value-type="float">
            <text:p>4.37960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345239" calcext:value-type="float">
            <text:p>4.34523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234333" calcext:value-type="float">
            <text:p>4.234333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4.143921" calcext:value-type="float">
            <text:p>4.143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64442" calcext:value-type="float">
            <text:p>3.96444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85312" calcext:value-type="float">
            <text:p>3.8531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956265" calcext:value-type="float">
            <text:p>3.95626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205364" calcext:value-type="float">
            <text:p>4.20536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38792" calcext:value-type="float">
            <text:p>3.93879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01837" calcext:value-type="float">
            <text:p>3.801837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197933" calcext:value-type="float">
            <text:p>3.197933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247443" calcext:value-type="float">
            <text:p>4.24744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358532" calcext:value-type="float">
            <text:p>3.35853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1265" calcext:value-type="float">
            <text:p>3.5126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794413" calcext:value-type="float">
            <text:p>3.79441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32731" calcext:value-type="float">
            <text:p>3.132731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872059" calcext:value-type="float">
            <text:p>3.87205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441615" calcext:value-type="float">
            <text:p>3.44161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40924" calcext:value-type="float">
            <text:p>3.74092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18365" calcext:value-type="float">
            <text:p>3.71836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763338" calcext:value-type="float">
            <text:p>3.76333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627396" calcext:value-type="float">
            <text:p>3.62739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382943" calcext:value-type="float">
            <text:p>3.382943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566566" calcext:value-type="float">
            <text:p>4.56656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595086" calcext:value-type="float">
            <text:p>4.59508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739536" calcext:value-type="float">
            <text:p>3.73953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768059" calcext:value-type="float">
            <text:p>4.768059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83115" calcext:value-type="float">
            <text:p>4.8311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466248" calcext:value-type="float">
            <text:p>3.4662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11011" calcext:value-type="float">
            <text:p>3.21101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746424" calcext:value-type="float">
            <text:p>4.74642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9.645687" calcext:value-type="float">
            <text:p>9.64568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18.184595" calcext:value-type="float">
            <text:p>18.18459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16.365588" calcext:value-type="float">
            <text:p>16.3655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771441" calcext:value-type="float">
            <text:p>7.7714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553816" calcext:value-type="float">
            <text:p>5.5538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94827" calcext:value-type="float">
            <text:p>4.4948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846747" calcext:value-type="float">
            <text:p>3.8467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378208" calcext:value-type="float">
            <text:p>3.37820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053973" calcext:value-type="float">
            <text:p>3.0539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805088" calcext:value-type="float">
            <text:p>2.80508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604784" calcext:value-type="float">
            <text:p>2.6047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45046" calcext:value-type="float">
            <text:p>2.4450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11527" calcext:value-type="float">
            <text:p>2.3115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96767" calcext:value-type="float">
            <text:p>2.1967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96385" calcext:value-type="float">
            <text:p>2.0963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07536" calcext:value-type="float">
            <text:p>2.0075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28234" calcext:value-type="float">
            <text:p>1.9282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57783" calcext:value-type="float">
            <text:p>1.8577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94571" calcext:value-type="float">
            <text:p>1.79457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37401" calcext:value-type="float">
            <text:p>1.7374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84872" calcext:value-type="float">
            <text:p>1.6848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.135833" calcext:value-type="float">
            <text:p>55.1358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522361" calcext:value-type="float">
            <text:p>37.522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.33744" calcext:value-type="float">
            <text:p>29.3374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6.127581" calcext:value-type="float">
            <text:p>6.127581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350251" calcext:value-type="float">
            <text:p>4.350251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461341" calcext:value-type="float">
            <text:p>3.46134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83261" calcext:value-type="float">
            <text:p>3.183261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283269" calcext:value-type="float">
            <text:p>3.283269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118107" calcext:value-type="float">
            <text:p>3.118107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5.076588" calcext:value-type="float">
            <text:p>5.07658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58886" calcext:value-type="float">
            <text:p>4.58886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943492" calcext:value-type="float">
            <text:p>3.943492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646007" calcext:value-type="float">
            <text:p>4.64600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06771" calcext:value-type="float">
            <text:p>4.00677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629598" calcext:value-type="float">
            <text:p>5.629598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906187" calcext:value-type="float">
            <text:p>4.90618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301307" calcext:value-type="float">
            <text:p>4.301307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3736" calcext:value-type="float">
            <text:p>4.3736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846772" calcext:value-type="float">
            <text:p>4.84677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595631" calcext:value-type="float">
            <text:p>4.59563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6.393849" calcext:value-type="float">
            <text:p>6.39384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564662" calcext:value-type="float">
            <text:p>5.56466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7.58759" calcext:value-type="float">
            <text:p>7.5875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8.584467" calcext:value-type="float">
            <text:p>8.584467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11.564404" calcext:value-type="float">
            <text:p>11.56440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0.852523" calcext:value-type="float">
            <text:p>10.85252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9.056645" calcext:value-type="float">
            <text:p>9.0566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652878" calcext:value-type="float">
            <text:p>8.65287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7.801071" calcext:value-type="float">
            <text:p>7.80107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7.460149" calcext:value-type="float">
            <text:p>7.46014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11.572794" calcext:value-type="float">
            <text:p>11.57279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12.947116" calcext:value-type="float">
            <text:p>12.94711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12.016899" calcext:value-type="float">
            <text:p>12.016899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10.150875" calcext:value-type="float">
            <text:p>10.1508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9.12971" calcext:value-type="float">
            <text:p>9.1297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7.15022" calcext:value-type="float">
            <text:p>7.15022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6.362407" calcext:value-type="float">
            <text:p>6.36240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6.791031" calcext:value-type="float">
            <text:p>6.79103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6.638619" calcext:value-type="float">
            <text:p>6.63861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5.071826" calcext:value-type="float">
            <text:p>5.071826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384261" calcext:value-type="float">
            <text:p>5.38426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720111" calcext:value-type="float">
            <text:p>5.72011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930774" calcext:value-type="float">
            <text:p>4.930774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421474" calcext:value-type="float">
            <text:p>4.42147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356521" calcext:value-type="float">
            <text:p>4.356521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951901" calcext:value-type="float">
            <text:p>4.951901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846509" calcext:value-type="float">
            <text:p>3.846509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446982" calcext:value-type="float">
            <text:p>4.44698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523809" calcext:value-type="float">
            <text:p>4.52380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320924" calcext:value-type="float">
            <text:p>4.320924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13798" calcext:value-type="float">
            <text:p>4.1379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4.309011" calcext:value-type="float">
            <text:p>4.3090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67929" calcext:value-type="float">
            <text:p>4.16792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858012" calcext:value-type="float">
            <text:p>3.85801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851982" calcext:value-type="float">
            <text:p>3.85198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350466" calcext:value-type="float">
            <text:p>4.350466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200752" calcext:value-type="float">
            <text:p>4.20075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097666" calcext:value-type="float">
            <text:p>4.09766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51911" calcext:value-type="float">
            <text:p>3.251911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768172" calcext:value-type="float">
            <text:p>4.768172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04359" calcext:value-type="float">
            <text:p>3.604359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307138" calcext:value-type="float">
            <text:p>4.30713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263239" calcext:value-type="float">
            <text:p>4.26323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64957" calcext:value-type="float">
            <text:p>3.6495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432021" calcext:value-type="float">
            <text:p>4.432021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50428" calcext:value-type="float">
            <text:p>3.35042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506334" calcext:value-type="float">
            <text:p>3.50633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780186" calcext:value-type="float">
            <text:p>4.78018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6.264902" calcext:value-type="float">
            <text:p>6.26490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960686" calcext:value-type="float">
            <text:p>4.96068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332385" calcext:value-type="float">
            <text:p>4.33238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366966" calcext:value-type="float">
            <text:p>5.36696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852296" calcext:value-type="float">
            <text:p>3.85229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363925" calcext:value-type="float">
            <text:p>4.3639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675121" calcext:value-type="float">
            <text:p>5.67512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891847" calcext:value-type="float">
            <text:p>3.89184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855712" calcext:value-type="float">
            <text:p>4.8557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15044" calcext:value-type="float">
            <text:p>3.91504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748377" calcext:value-type="float">
            <text:p>5.748377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373274" calcext:value-type="float">
            <text:p>4.373274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101663" calcext:value-type="float">
            <text:p>4.10166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473496" calcext:value-type="float">
            <text:p>5.473496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52937" calcext:value-type="float">
            <text:p>3.5293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956646" calcext:value-type="float">
            <text:p>3.95664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604925" calcext:value-type="float">
            <text:p>4.6049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039431" calcext:value-type="float">
            <text:p>4.039431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9716" calcext:value-type="float">
            <text:p>3.99716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289243" calcext:value-type="float">
            <text:p>3.289243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495303" calcext:value-type="float">
            <text:p>3.49530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91337" calcext:value-type="float">
            <text:p>3.79133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859486" calcext:value-type="float">
            <text:p>3.85948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93617" calcext:value-type="float">
            <text:p>3.79361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969938" calcext:value-type="float">
            <text:p>3.96993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236846" calcext:value-type="float">
            <text:p>4.236846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97102" calcext:value-type="float">
            <text:p>3.797102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15648" calcext:value-type="float">
            <text:p>3.215648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022685" calcext:value-type="float">
            <text:p>3.02268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259377" calcext:value-type="float">
            <text:p>3.259377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32054" calcext:value-type="float">
            <text:p>3.13205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58673" calcext:value-type="float">
            <text:p>2.75867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13019" calcext:value-type="float">
            <text:p>3.13019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59112" calcext:value-type="float">
            <text:p>3.0591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975126" calcext:value-type="float">
            <text:p>2.975126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727762" calcext:value-type="float">
            <text:p>2.727762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706429" calcext:value-type="float">
            <text:p>2.706429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479186" calcext:value-type="float">
            <text:p>2.479186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745897" calcext:value-type="float">
            <text:p>2.74589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754622" calcext:value-type="float">
            <text:p>2.754622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025191" calcext:value-type="float">
            <text:p>3.02519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155705" calcext:value-type="float">
            <text:p>4.15570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26424" calcext:value-type="float">
            <text:p>3.726424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356914" calcext:value-type="float">
            <text:p>3.35691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953291" calcext:value-type="float">
            <text:p>3.95329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446722" calcext:value-type="float">
            <text:p>3.446722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08124" calcext:value-type="float">
            <text:p>3.508124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56114" calcext:value-type="float">
            <text:p>3.75611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298163" calcext:value-type="float">
            <text:p>3.29816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2.833239" calcext:value-type="float">
            <text:p>2.83323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240677" calcext:value-type="float">
            <text:p>4.24067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594095" calcext:value-type="float">
            <text:p>4.59409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822386" calcext:value-type="float">
            <text:p>4.82238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60626" calcext:value-type="float">
            <text:p>3.660626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859125" calcext:value-type="float">
            <text:p>3.8591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896842" calcext:value-type="float">
            <text:p>3.896842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600929" calcext:value-type="float">
            <text:p>5.600929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12767" calcext:value-type="float">
            <text:p>5.12767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494309" calcext:value-type="float">
            <text:p>4.494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357172" calcext:value-type="float">
            <text:p>4.357172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224352" calcext:value-type="float">
            <text:p>4.22435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633611" calcext:value-type="float">
            <text:p>4.63361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571624" calcext:value-type="float">
            <text:p>5.57162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143561" calcext:value-type="float">
            <text:p>5.14356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661688" calcext:value-type="float">
            <text:p>4.661688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802362" calcext:value-type="float">
            <text:p>4.80236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445351" calcext:value-type="float">
            <text:p>4.44535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695105" calcext:value-type="float">
            <text:p>3.69510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611618" calcext:value-type="float">
            <text:p>3.61161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45237" calcext:value-type="float">
            <text:p>4.4523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80786" calcext:value-type="float">
            <text:p>3.48078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986455" calcext:value-type="float">
            <text:p>3.98645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738581" calcext:value-type="float">
            <text:p>3.73858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406947" calcext:value-type="float">
            <text:p>4.406947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46473" calcext:value-type="float">
            <text:p>3.64647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809254" calcext:value-type="float">
            <text:p>3.80925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884139" calcext:value-type="float">
            <text:p>3.88413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863082" calcext:value-type="float">
            <text:p>4.86308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114611" calcext:value-type="float">
            <text:p>3.114611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311474" calcext:value-type="float">
            <text:p>4.31147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89082" calcext:value-type="float">
            <text:p>3.98908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43882" calcext:value-type="float">
            <text:p>3.64388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657022" calcext:value-type="float">
            <text:p>3.65702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856732" calcext:value-type="float">
            <text:p>3.856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07089" calcext:value-type="float">
            <text:p>3.70708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55569" calcext:value-type="float">
            <text:p>3.55556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55783" calcext:value-type="float">
            <text:p>3.15578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22804" calcext:value-type="float">
            <text:p>3.62280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87192" calcext:value-type="float">
            <text:p>3.98719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54303" calcext:value-type="float">
            <text:p>3.75430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16214" calcext:value-type="float">
            <text:p>2.91621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705033" calcext:value-type="float">
            <text:p>3.70503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00081" calcext:value-type="float">
            <text:p>3.600081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983143" calcext:value-type="float">
            <text:p>2.98314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99088" calcext:value-type="float">
            <text:p>3.499088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74909" calcext:value-type="float">
            <text:p>3.97490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662097" calcext:value-type="float">
            <text:p>3.66209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722052" calcext:value-type="float">
            <text:p>2.72205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609383" calcext:value-type="float">
            <text:p>2.60938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321227" calcext:value-type="float">
            <text:p>4.32122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441092" calcext:value-type="float">
            <text:p>4.44109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039637" calcext:value-type="float">
            <text:p>4.03963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129341" calcext:value-type="float">
            <text:p>3.12934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531495" calcext:value-type="float">
            <text:p>4.53149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935211" calcext:value-type="float">
            <text:p>3.93521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971411" calcext:value-type="float">
            <text:p>4.97141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614188" calcext:value-type="float">
            <text:p>4.61418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75824" calcext:value-type="float">
            <text:p>3.7582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144015" calcext:value-type="float">
            <text:p>3.1440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61239" calcext:value-type="float">
            <text:p>3.56123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002026" calcext:value-type="float">
            <text:p>4.002026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29566" calcext:value-type="float">
            <text:p>3.82956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551621" calcext:value-type="float">
            <text:p>3.55162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780765" calcext:value-type="float">
            <text:p>3.78076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320415" calcext:value-type="float">
            <text:p>3.32041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39629" calcext:value-type="float">
            <text:p>3.53962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425109" calcext:value-type="float">
            <text:p>4.42510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859768" calcext:value-type="float">
            <text:p>3.859768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687475" calcext:value-type="float">
            <text:p>3.6874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651359" calcext:value-type="float">
            <text:p>3.65135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656389" calcext:value-type="float">
            <text:p>3.65638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14279" calcext:value-type="float">
            <text:p>3.51427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78132" calcext:value-type="float">
            <text:p>3.578132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672836" calcext:value-type="float">
            <text:p>3.67283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12713" calcext:value-type="float">
            <text:p>4.12713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935681" calcext:value-type="float">
            <text:p>3.93568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08395" calcext:value-type="float">
            <text:p>4.083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642553" calcext:value-type="float">
            <text:p>3.64255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243454" calcext:value-type="float">
            <text:p>3.243454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320091" calcext:value-type="float">
            <text:p>3.32009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229593" calcext:value-type="float">
            <text:p>3.22959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826472" calcext:value-type="float">
            <text:p>2.826472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39879" calcext:value-type="float">
            <text:p>3.039879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76867" calcext:value-type="float">
            <text:p>3.07686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971188" calcext:value-type="float">
            <text:p>2.97118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636235" calcext:value-type="float">
            <text:p>2.63623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800799" calcext:value-type="float">
            <text:p>2.800799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442561" calcext:value-type="float">
            <text:p>2.44256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705287" calcext:value-type="float">
            <text:p>2.70528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752444" calcext:value-type="float">
            <text:p>2.75244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093095" calcext:value-type="float">
            <text:p>3.0930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00927" calcext:value-type="float">
            <text:p>4.00927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517617" calcext:value-type="float">
            <text:p>3.51761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104283" calcext:value-type="float">
            <text:p>3.104283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916917" calcext:value-type="float">
            <text:p>3.91691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512135" calcext:value-type="float">
            <text:p>3.51213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10401" calcext:value-type="float">
            <text:p>3.510401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107004" calcext:value-type="float">
            <text:p>4.10700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42185" calcext:value-type="float">
            <text:p>3.84218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18677" calcext:value-type="float">
            <text:p>3.1867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399214" calcext:value-type="float">
            <text:p>4.399214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955841" calcext:value-type="float">
            <text:p>3.95584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710914" calcext:value-type="float">
            <text:p>4.71091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446914" calcext:value-type="float">
            <text:p>3.44691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493" calcext:value-type="float">
            <text:p>5.49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953846" calcext:value-type="float">
            <text:p>3.95384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157952" calcext:value-type="float">
            <text:p>5.15795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152536" calcext:value-type="float">
            <text:p>3.152536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619176" calcext:value-type="float">
            <text:p>3.6191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28518" calcext:value-type="float">
            <text:p>3.52851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07419" calcext:value-type="float">
            <text:p>3.507419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774659" calcext:value-type="float">
            <text:p>3.77465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711694" calcext:value-type="float">
            <text:p>4.71169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619526" calcext:value-type="float">
            <text:p>4.61952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743546" calcext:value-type="float">
            <text:p>3.743546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247599" calcext:value-type="float">
            <text:p>4.24759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829928" calcext:value-type="float">
            <text:p>3.82992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420546" calcext:value-type="float">
            <text:p>3.42054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285535" calcext:value-type="float">
            <text:p>3.28553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242974" calcext:value-type="float">
            <text:p>4.24297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877617" calcext:value-type="float">
            <text:p>3.87761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771656" calcext:value-type="float">
            <text:p>3.771656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731989" calcext:value-type="float">
            <text:p>3.73198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222713" calcext:value-type="float">
            <text:p>4.22271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183" calcext:value-type="float">
            <text:p>3.518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63798" calcext:value-type="float">
            <text:p>3.56379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3779" calcext:value-type="float">
            <text:p>3.5377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841863" calcext:value-type="float">
            <text:p>4.84186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29742" calcext:value-type="float">
            <text:p>3.22974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92447" calcext:value-type="float">
            <text:p>3.9244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81174" calcext:value-type="float">
            <text:p>3.81174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03599" calcext:value-type="float">
            <text:p>3.70359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576727" calcext:value-type="float">
            <text:p>3.576727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814814" calcext:value-type="float">
            <text:p>3.814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93271" calcext:value-type="float">
            <text:p>3.59327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7225" calcext:value-type="float">
            <text:p>3.372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976433" calcext:value-type="float">
            <text:p>2.97643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491818" calcext:value-type="float">
            <text:p>3.49181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610367" calcext:value-type="float">
            <text:p>3.610367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4826" calcext:value-type="float">
            <text:p>3.2482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46125" calcext:value-type="float">
            <text:p>2.9461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791795" calcext:value-type="float">
            <text:p>3.79179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363855" calcext:value-type="float">
            <text:p>3.36385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72239" calcext:value-type="float">
            <text:p>3.172239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13235" calcext:value-type="float">
            <text:p>3.61323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737893" calcext:value-type="float">
            <text:p>3.73789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740326" calcext:value-type="float">
            <text:p>3.74032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563225" calcext:value-type="float">
            <text:p>2.5632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524977" calcext:value-type="float">
            <text:p>2.52497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63799" calcext:value-type="float">
            <text:p>3.76379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072363" calcext:value-type="float">
            <text:p>4.07236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564846" calcext:value-type="float">
            <text:p>3.56484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412554" calcext:value-type="float">
            <text:p>3.41255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000926" calcext:value-type="float">
            <text:p>4.00092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454154" calcext:value-type="float">
            <text:p>3.45415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386263" calcext:value-type="float">
            <text:p>4.38626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9797" calcext:value-type="float">
            <text:p>4.59797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383112" calcext:value-type="float">
            <text:p>3.383112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797041" calcext:value-type="float">
            <text:p>2.7970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83334" calcext:value-type="float">
            <text:p>3.28333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568202" calcext:value-type="float">
            <text:p>4.56820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225876" calcext:value-type="float">
            <text:p>3.22587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93038" calcext:value-type="float">
            <text:p>2.9303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099119" calcext:value-type="float">
            <text:p>4.09911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081534" calcext:value-type="float">
            <text:p>3.08153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234432" calcext:value-type="float">
            <text:p>3.234432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693561" calcext:value-type="float">
            <text:p>3.693561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77204" calcext:value-type="float">
            <text:p>3.47720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055445" calcext:value-type="float">
            <text:p>3.05544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151072" calcext:value-type="float">
            <text:p>3.151072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128808" calcext:value-type="float">
            <text:p>3.128808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34115" calcext:value-type="float">
            <text:p>2.93411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152436" calcext:value-type="float">
            <text:p>3.15243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198205" calcext:value-type="float">
            <text:p>3.19820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77398" calcext:value-type="float">
            <text:p>3.67739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381814" calcext:value-type="float">
            <text:p>3.381814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01738" calcext:value-type="float">
            <text:p>3.601738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56533" calcext:value-type="float">
            <text:p>3.85653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181749" calcext:value-type="float">
            <text:p>3.181749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382048" calcext:value-type="float">
            <text:p>3.38204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438801" calcext:value-type="float">
            <text:p>3.438801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557008" calcext:value-type="float">
            <text:p>2.55700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635493" calcext:value-type="float">
            <text:p>2.63549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592652" calcext:value-type="float">
            <text:p>2.5926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18468" calcext:value-type="float">
            <text:p>2.71846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293014" calcext:value-type="float">
            <text:p>2.293014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711098" calcext:value-type="float">
            <text:p>2.71109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945863" calcext:value-type="float">
            <text:p>2.945863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930632" calcext:value-type="float">
            <text:p>2.930632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981509" calcext:value-type="float">
            <text:p>2.981509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28571" calcext:value-type="float">
            <text:p>3.52857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597143" calcext:value-type="float">
            <text:p>4.59714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922325" calcext:value-type="float">
            <text:p>3.9223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371074" calcext:value-type="float">
            <text:p>3.37107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073929" calcext:value-type="float">
            <text:p>4.07392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72096" calcext:value-type="float">
            <text:p>3.77209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98089" calcext:value-type="float">
            <text:p>3.59808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19823" calcext:value-type="float">
            <text:p>4.19823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59769" calcext:value-type="float">
            <text:p>3.959769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062438" calcext:value-type="float">
            <text:p>3.062438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646266" calcext:value-type="float">
            <text:p>4.64626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465076" calcext:value-type="float">
            <text:p>4.46507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053089" calcext:value-type="float">
            <text:p>5.05308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66447" calcext:value-type="float">
            <text:p>3.566447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6.03053" calcext:value-type="float">
            <text:p>6.0305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90793" calcext:value-type="float">
            <text:p>4.390793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718892" calcext:value-type="float">
            <text:p>5.71889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94523" calcext:value-type="float">
            <text:p>4.9452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045204" calcext:value-type="float">
            <text:p>4.0452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9589" calcext:value-type="float">
            <text:p>3.59589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358002" calcext:value-type="float">
            <text:p>3.35800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645869" calcext:value-type="float">
            <text:p>3.64586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5723" calcext:value-type="float">
            <text:p>4.2572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95769" calcext:value-type="float">
            <text:p>3.95769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281159" calcext:value-type="float">
            <text:p>3.281159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97095" calcext:value-type="float">
            <text:p>2.9709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491272" calcext:value-type="float">
            <text:p>3.49127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117478" calcext:value-type="float">
            <text:p>3.117478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75954" calcext:value-type="float">
            <text:p>3.37595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593282" calcext:value-type="float">
            <text:p>3.59328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69316" calcext:value-type="float">
            <text:p>3.6931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20767" calcext:value-type="float">
            <text:p>3.52076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672733" calcext:value-type="float">
            <text:p>3.67273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11174" calcext:value-type="float">
            <text:p>4.1117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723126" calcext:value-type="float">
            <text:p>3.723126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423823" calcext:value-type="float">
            <text:p>3.42382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993328" calcext:value-type="float">
            <text:p>3.99332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7577" calcext:value-type="float">
            <text:p>4.7577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137715" calcext:value-type="float">
            <text:p>3.13771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991733" calcext:value-type="float">
            <text:p>3.99173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767385" calcext:value-type="float">
            <text:p>3.76738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495924" calcext:value-type="float">
            <text:p>3.495924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59122" calcext:value-type="float">
            <text:p>3.5912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10389" calcext:value-type="float">
            <text:p>3.710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03637" calcext:value-type="float">
            <text:p>3.603637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20342" calcext:value-type="float">
            <text:p>3.22034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06728" calcext:value-type="float">
            <text:p>3.06728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73921" calcext:value-type="float">
            <text:p>3.573921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421312" calcext:value-type="float">
            <text:p>3.42131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360565" calcext:value-type="float">
            <text:p>3.36056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765346" calcext:value-type="float">
            <text:p>2.76534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689647" calcext:value-type="float">
            <text:p>4.68964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273262" calcext:value-type="float">
            <text:p>3.27326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844016" calcext:value-type="float">
            <text:p>3.84401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821424" calcext:value-type="float">
            <text:p>3.82142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65282" calcext:value-type="float">
            <text:p>3.6528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764749" calcext:value-type="float">
            <text:p>3.76474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498708" calcext:value-type="float">
            <text:p>2.49870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666954" calcext:value-type="float">
            <text:p>2.66695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494954" calcext:value-type="float">
            <text:p>3.49495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837258" calcext:value-type="float">
            <text:p>4.83725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372804" calcext:value-type="float">
            <text:p>3.372804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210882" calcext:value-type="float">
            <text:p>3.21088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32284" calcext:value-type="float">
            <text:p>4.13228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40969" calcext:value-type="float">
            <text:p>3.4096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473071" calcext:value-type="float">
            <text:p>4.47307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076419" calcext:value-type="float">
            <text:p>5.076419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635931" calcext:value-type="float">
            <text:p>3.635931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326741" calcext:value-type="float">
            <text:p>4.3267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16462" calcext:value-type="float">
            <text:p>3.41646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6.060945" calcext:value-type="float">
            <text:p>6.06094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368786" calcext:value-type="float">
            <text:p>3.36878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082769" calcext:value-type="float">
            <text:p>3.08276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13892" calcext:value-type="float">
            <text:p>5.1389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111154" calcext:value-type="float">
            <text:p>3.11115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310248" calcext:value-type="float">
            <text:p>3.310248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73634" calcext:value-type="float">
            <text:p>3.73634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52766" calcext:value-type="float">
            <text:p>3.452766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173996" calcext:value-type="float">
            <text:p>3.173996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2.929437" calcext:value-type="float">
            <text:p>2.92943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2.973674" calcext:value-type="float">
            <text:p>2.973674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848985" calcext:value-type="float">
            <text:p>2.84898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950971" calcext:value-type="float">
            <text:p>2.95097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222092" calcext:value-type="float">
            <text:p>3.222092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579618" calcext:value-type="float">
            <text:p>3.57961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341957" calcext:value-type="float">
            <text:p>3.341957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561624" calcext:value-type="float">
            <text:p>3.561624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61214" calcext:value-type="float">
            <text:p>3.86121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16583" calcext:value-type="float">
            <text:p>3.1658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181029" calcext:value-type="float">
            <text:p>3.18102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024622" calcext:value-type="float">
            <text:p>3.02462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36977" calcext:value-type="float">
            <text:p>2.736977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588169" calcext:value-type="float">
            <text:p>2.588169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598315" calcext:value-type="float">
            <text:p>2.5983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662284" calcext:value-type="float">
            <text:p>2.66228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283575" calcext:value-type="float">
            <text:p>2.2835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640838" calcext:value-type="float">
            <text:p>2.64083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47878" calcext:value-type="float">
            <text:p>2.4787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847356" calcext:value-type="float">
            <text:p>2.84735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885054" calcext:value-type="float">
            <text:p>2.88505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60837" calcext:value-type="float">
            <text:p>3.460837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524524" calcext:value-type="float">
            <text:p>4.524524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80232" calcext:value-type="float">
            <text:p>3.78023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311926" calcext:value-type="float">
            <text:p>3.31192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873943" calcext:value-type="float">
            <text:p>3.87394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580516" calcext:value-type="float">
            <text:p>3.58051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08655" calcext:value-type="float">
            <text:p>3.50865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132287" calcext:value-type="float">
            <text:p>4.13228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62824" calcext:value-type="float">
            <text:p>3.96282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047239" calcext:value-type="float">
            <text:p>3.04723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652172" calcext:value-type="float">
            <text:p>4.65217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389181" calcext:value-type="float">
            <text:p>4.38918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930426" calcext:value-type="float">
            <text:p>4.93042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05921" calcext:value-type="float">
            <text:p>3.50592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150587" calcext:value-type="float">
            <text:p>5.150587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544279" calcext:value-type="float">
            <text:p>4.54427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750101" calcext:value-type="float">
            <text:p>5.75010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971923" calcext:value-type="float">
            <text:p>4.97192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112224" calcext:value-type="float">
            <text:p>4.112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80854" calcext:value-type="float">
            <text:p>3.38085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309702" calcext:value-type="float">
            <text:p>3.30970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47837" calcext:value-type="float">
            <text:p>3.54783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946" calcext:value-type="float">
            <text:p>4.294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915188" calcext:value-type="float">
            <text:p>3.915188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516512" calcext:value-type="float">
            <text:p>3.51651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871507" calcext:value-type="float">
            <text:p>2.87150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205198" calcext:value-type="float">
            <text:p>3.20519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157747" calcext:value-type="float">
            <text:p>3.15774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84757" calcext:value-type="float">
            <text:p>3.38475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463406" calcext:value-type="float">
            <text:p>3.46340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373458" calcext:value-type="float">
            <text:p>3.37345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75317" calcext:value-type="float">
            <text:p>3.575317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474415" calcext:value-type="float">
            <text:p>3.47441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90896" calcext:value-type="float">
            <text:p>3.89089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54633" calcext:value-type="float">
            <text:p>3.55463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44366" calcext:value-type="float">
            <text:p>3.54436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874564" calcext:value-type="float">
            <text:p>3.87456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844927" calcext:value-type="float">
            <text:p>4.844927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56263" calcext:value-type="float">
            <text:p>2.956263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97031" calcext:value-type="float">
            <text:p>3.797031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586766" calcext:value-type="float">
            <text:p>3.58676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48076" calcext:value-type="float">
            <text:p>3.548076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568944" calcext:value-type="float">
            <text:p>3.56894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12445" calcext:value-type="float">
            <text:p>3.6124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64471" calcext:value-type="float">
            <text:p>3.56447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50275" calcext:value-type="float">
            <text:p>3.2502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003431" calcext:value-type="float">
            <text:p>3.00343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58088" calcext:value-type="float">
            <text:p>3.55808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383896" calcext:value-type="float">
            <text:p>3.38389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314508" calcext:value-type="float">
            <text:p>3.31450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839027" calcext:value-type="float">
            <text:p>2.83902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374113" calcext:value-type="float">
            <text:p>4.37411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93348" calcext:value-type="float">
            <text:p>3.59334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859534" calcext:value-type="float">
            <text:p>3.85953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844842" calcext:value-type="float">
            <text:p>3.84484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544975" calcext:value-type="float">
            <text:p>3.5449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823686" calcext:value-type="float">
            <text:p>3.823686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430443" calcext:value-type="float">
            <text:p>2.43044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458364" calcext:value-type="float">
            <text:p>2.45836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7775" calcext:value-type="float">
            <text:p>3.777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449873" calcext:value-type="float">
            <text:p>4.44987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682849" calcext:value-type="float">
            <text:p>3.68284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120502" calcext:value-type="float">
            <text:p>3.120502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244041" calcext:value-type="float">
            <text:p>4.24404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683284" calcext:value-type="float">
            <text:p>3.683284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A1:plot_points.A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34.67mm">
            <draw:object draw:notify-on-update-of-ranges="plot_points.B1:plot_points.B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0:12:17.681542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9T00:33:08.608849795</dc:date>
    <meta:editing-duration>PT44M17S</meta:editing-duration>
    <meta:editing-cycles>7</meta:editing-cycles>
    <meta:generator>LibreOffice/6.0.7.3$Linux_X86_64 LibreOffice_project/00m0$Build-3</meta:generator>
    <meta:document-statistic meta:table-count="2" meta:cell-count="1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66b3" draw:fill-color="#0066b3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  <style:graphic-properties svg:stroke-width="0.0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A1:plot_points.A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A1:plot_points.A726" chart:class="chart:line">
            <chart:data-point chart:repeated="374"/>
            <chart:data-point chart:style-name="ch7"/>
            <chart:data-point chart:repeated="3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A1:plot_points.A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B1:plot_points.B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5">
                <text:p>1.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33333">
                <text:p>5.5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125">
                <text:p>6.8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875">
                <text:p>6.5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433333">
                <text:p>8.4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.491667">
                <text:p>8.491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33333">
                <text:p>12.0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216667">
                <text:p>12.21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275">
                <text:p>12.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075">
                <text:p>16.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725">
                <text:p>17.7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675">
                <text:p>17.6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.575">
                <text:p>21.5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775">
                <text:p>20.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225">
                <text:p>23.2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575">
                <text:p>24.5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825">
                <text:p>23.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475">
                <text:p>25.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525">
                <text:p>23.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775">
                <text:p>23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275">
                <text:p>23.2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175">
                <text:p>22.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825">
                <text:p>23.8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075">
                <text:p>23.0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425">
                <text:p>20.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570833">
                <text:p>18.5708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058333">
                <text:p>17.058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25">
                <text:p>14.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735">
                <text:p>12.7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129167">
                <text:p>15.1291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75">
                <text:p>11.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458333">
                <text:p>10.458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316667">
                <text:p>10.31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90833">
                <text:p>12.690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705833">
                <text:p>11.7058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164107">
                <text:p>12.164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36994">
                <text:p>11.836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037361">
                <text:p>14.0373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626429">
                <text:p>15.6264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015275">
                <text:p>14.015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877778">
                <text:p>15.877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87857">
                <text:p>13.487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790904">
                <text:p>13.7909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086419">
                <text:p>13.0864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120802">
                <text:p>11.1208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767585">
                <text:p>10.7675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43926">
                <text:p>11.439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199345">
                <text:p>13.1993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965506">
                <text:p>12.9655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672084">
                <text:p>12.6720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754621">
                <text:p>11.7546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409818">
                <text:p>11.409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403481">
                <text:p>12.403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717854">
                <text:p>11.7178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6342">
                <text:p>11.63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803001">
                <text:p>10.803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567753">
                <text:p>9.5677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850121">
                <text:p>9.8501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045295">
                <text:p>11.0452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83297">
                <text:p>10.5832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176649">
                <text:p>10.176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552368">
                <text:p>10.5523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61359">
                <text:p>9.1613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063481">
                <text:p>9.063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046564">
                <text:p>10.0465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50285">
                <text:p>10.502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130856">
                <text:p>9.1308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543315">
                <text:p>9.5433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116809">
                <text:p>9.1168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238668">
                <text:p>8.2386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508196">
                <text:p>6.5081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80068">
                <text:p>6.80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38747">
                <text:p>8.387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008947">
                <text:p>8.0089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797228">
                <text:p>6.7972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932227">
                <text:p>7.9322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657912">
                <text:p>6.6579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875067">
                <text:p>5.8750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294938">
                <text:p>5.294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785464">
                <text:p>4.7854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482774">
                <text:p>4.4827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195903">
                <text:p>4.1959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338144">
                <text:p>4.3381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935693">
                <text:p>4.9356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.445798">
                <text:p>5.4457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101373">
                <text:p>5.101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585838">
                <text:p>4.5858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38641">
                <text:p>5.386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526408">
                <text:p>4.5264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03734">
                <text:p>4.037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05917">
                <text:p>4.5059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861044">
                <text:p>4.8610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962526">
                <text:p>4.9625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092016">
                <text:p>4.0920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95522">
                <text:p>4.955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554358">
                <text:p>5.5543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18467">
                <text:p>5.5184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894272">
                <text:p>4.8942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87924">
                <text:p>4.5879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558693">
                <text:p>5.558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588622">
                <text:p>4.5886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423258">
                <text:p>5.4232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.608508">
                <text:p>6.6085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091649">
                <text:p>6.0916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428208">
                <text:p>4.4282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863915">
                <text:p>4.8639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773677">
                <text:p>5.7736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43414">
                <text:p>5.2434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349909">
                <text:p>4.349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019788">
                <text:p>6.0197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653769">
                <text:p>4.6537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13836">
                <text:p>4.6138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839489">
                <text:p>4.839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086302">
                <text:p>5.086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16225">
                <text:p>4.5162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721503">
                <text:p>5.7215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426378">
                <text:p>4.4263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467025">
                <text:p>6.4670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50795">
                <text:p>6.2507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753181">
                <text:p>6.7531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027745">
                <text:p>7.0277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492771">
                <text:p>6.4927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79512">
                <text:p>6.6795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795935">
                <text:p>5.7959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151232">
                <text:p>5.15123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16502">
                <text:p>7.165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976736">
                <text:p>7.9767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951425">
                <text:p>7.9514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.528889">
                <text:p>8.5288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.7125">
                <text:p>8.7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459498">
                <text:p>7.4594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.818361">
                <text:p>6.8183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686094">
                <text:p>5.6860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943003">
                <text:p>4.9430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502598">
                <text:p>4.5025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728077">
                <text:p>4.7280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351462">
                <text:p>4.351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618374">
                <text:p>5.6183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3868">
                <text:p>5.438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65443">
                <text:p>4.654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195737">
                <text:p>5.1957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847856">
                <text:p>4.8478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922776">
                <text:p>3.9227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733989">
                <text:p>3.7339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344317">
                <text:p>4.3443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10817">
                <text:p>3.9108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010083">
                <text:p>5.0100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113291">
                <text:p>5.1132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016651">
                <text:p>5.0166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12669">
                <text:p>4.3126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18851">
                <text:p>4.2188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100887">
                <text:p>4.1008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35242">
                <text:p>4.35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35148">
                <text:p>3.73514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11828">
                <text:p>3.7118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01895">
                <text:p>4.001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06234">
                <text:p>4.5062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870723">
                <text:p>4.870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340531">
                <text:p>4.340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7044">
                <text:p>4.470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10099">
                <text:p>4.2100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77543">
                <text:p>3.6775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916196">
                <text:p>3.916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86282">
                <text:p>3.786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35944">
                <text:p>4.359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89816">
                <text:p>4.3898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664017">
                <text:p>4.6640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326798">
                <text:p>4.3267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957453">
                <text:p>4.9574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911864">
                <text:p>4.9118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332289">
                <text:p>4.3322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171164">
                <text:p>4.1711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222688">
                <text:p>4.222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129289">
                <text:p>5.1292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108497">
                <text:p>4.1084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597222">
                <text:p>4.5972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379606">
                <text:p>4.3796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345239">
                <text:p>4.3452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234333">
                <text:p>4.234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143921">
                <text:p>4.1439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64442">
                <text:p>3.9644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85312">
                <text:p>3.853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956265">
                <text:p>3.956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205364">
                <text:p>4.2053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938792">
                <text:p>3.9387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01837">
                <text:p>3.8018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97933">
                <text:p>3.1979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7443">
                <text:p>4.2474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358532">
                <text:p>3.3585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1265">
                <text:p>3.512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794413">
                <text:p>3.794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132731">
                <text:p>3.1327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872059">
                <text:p>3.8720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441615">
                <text:p>3.4416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740924">
                <text:p>3.7409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18365">
                <text:p>3.7183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763338">
                <text:p>3.7633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27396">
                <text:p>3.627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382943">
                <text:p>3.3829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566566">
                <text:p>4.5665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95086">
                <text:p>4.5950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39536">
                <text:p>3.7395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68059">
                <text:p>4.768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83115">
                <text:p>4.831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466248">
                <text:p>3.466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211011">
                <text:p>3.2110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746424">
                <text:p>4.746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.645687">
                <text:p>9.6456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.184595">
                <text:p>18.184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.365588">
                <text:p>16.36558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771441">
                <text:p>7.77144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3816">
                <text:p>5.5538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494827">
                <text:p>4.4948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46747">
                <text:p>3.8467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378208">
                <text:p>3.3782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053973">
                <text:p>3.0539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805088">
                <text:p>2.8050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604784">
                <text:p>2.6047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45046">
                <text:p>2.4450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311527">
                <text:p>2.3115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196767">
                <text:p>2.1967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096385">
                <text:p>2.0963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007536">
                <text:p>2.0075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928234">
                <text:p>1.928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57783">
                <text:p>1.8577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94571">
                <text:p>1.7945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37401">
                <text:p>1.7374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684872">
                <text:p>1.6848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.135833">
                <text:p>55.1358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.522361">
                <text:p>37.5223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.33744">
                <text:p>29.337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127581">
                <text:p>6.1275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350251">
                <text:p>4.3502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461341">
                <text:p>3.46134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183261">
                <text:p>3.1832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283269">
                <text:p>3.2832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118107">
                <text:p>3.1181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076588">
                <text:p>5.0765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58886">
                <text:p>4.5888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43492">
                <text:p>3.9434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646007">
                <text:p>4.6460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006771">
                <text:p>4.00677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629598">
                <text:p>5.6295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906187">
                <text:p>4.9061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301307">
                <text:p>4.3013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3736">
                <text:p>4.37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846772">
                <text:p>4.84677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595631">
                <text:p>4.5956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393849">
                <text:p>6.3938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564662">
                <text:p>5.5646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58759">
                <text:p>7.587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584467">
                <text:p>8.5844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.564404">
                <text:p>11.56440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852523">
                <text:p>10.85252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056645">
                <text:p>9.0566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652878">
                <text:p>8.65287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801071">
                <text:p>7.8010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460149">
                <text:p>7.46014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1.572794">
                <text:p>11.5727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.947116">
                <text:p>12.9471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.016899">
                <text:p>12.0168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.150875">
                <text:p>10.1508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12971">
                <text:p>9.129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5022">
                <text:p>7.150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362407">
                <text:p>6.3624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.791031">
                <text:p>6.7910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638619">
                <text:p>6.6386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071826">
                <text:p>5.0718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384261">
                <text:p>5.3842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720111">
                <text:p>5.720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930774">
                <text:p>4.9307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421474">
                <text:p>4.4214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356521">
                <text:p>4.356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51901">
                <text:p>4.9519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846509">
                <text:p>3.8465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446982">
                <text:p>4.4469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523809">
                <text:p>4.5238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320924">
                <text:p>4.32092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13798">
                <text:p>4.137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309011">
                <text:p>4.3090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67929">
                <text:p>4.16792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858012">
                <text:p>3.8580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51982">
                <text:p>3.8519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350466">
                <text:p>4.3504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200752">
                <text:p>4.2007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97666">
                <text:p>4.0976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51911">
                <text:p>3.2519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768172">
                <text:p>4.7681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604359">
                <text:p>3.6043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307138">
                <text:p>4.3071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263239">
                <text:p>4.2632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64957">
                <text:p>3.649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432021">
                <text:p>4.43202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350428">
                <text:p>3.3504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506334">
                <text:p>3.5063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780186">
                <text:p>4.7801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264902">
                <text:p>6.2649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960686">
                <text:p>4.9606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332385">
                <text:p>4.33238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366966">
                <text:p>5.3669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852296">
                <text:p>3.8522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363925">
                <text:p>4.3639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675121">
                <text:p>5.6751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891847">
                <text:p>3.8918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855712">
                <text:p>4.8557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15044">
                <text:p>3.9150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748377">
                <text:p>5.7483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373274">
                <text:p>4.3732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101663">
                <text:p>4.10166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473496">
                <text:p>5.4734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52937">
                <text:p>3.529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956646">
                <text:p>3.9566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604925">
                <text:p>4.6049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039431">
                <text:p>4.0394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9716">
                <text:p>3.997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289243">
                <text:p>3.2892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95303">
                <text:p>3.4953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791337">
                <text:p>3.7913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859486">
                <text:p>3.8594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793617">
                <text:p>3.7936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969938">
                <text:p>3.96993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.236846">
                <text:p>4.2368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797102">
                <text:p>3.7971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215648">
                <text:p>3.2156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022685">
                <text:p>3.0226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259377">
                <text:p>3.2593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132054">
                <text:p>3.1320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.758673">
                <text:p>2.7586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3019">
                <text:p>3.1301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059112">
                <text:p>3.059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.975126">
                <text:p>2.97512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727762">
                <text:p>2.7277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.706429">
                <text:p>2.7064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479186">
                <text:p>2.4791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745897">
                <text:p>2.7458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754622">
                <text:p>2.7546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025191">
                <text:p>3.0251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155705">
                <text:p>4.1557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26424">
                <text:p>3.7264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356914">
                <text:p>3.3569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953291">
                <text:p>3.9532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446722">
                <text:p>3.4467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508124">
                <text:p>3.5081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56114">
                <text:p>3.7561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298163">
                <text:p>3.2981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833239">
                <text:p>2.8332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240677">
                <text:p>4.2406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.594095">
                <text:p>4.5940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.822386">
                <text:p>4.8223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660626">
                <text:p>3.660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9125">
                <text:p>3.8591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96842">
                <text:p>3.89684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600929">
                <text:p>5.6009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12767">
                <text:p>5.127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494309">
                <text:p>4.4943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357172">
                <text:p>4.3571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224352">
                <text:p>4.2243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633611">
                <text:p>4.6336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571624">
                <text:p>5.5716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143561">
                <text:p>5.1435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661688">
                <text:p>4.6616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802362">
                <text:p>4.8023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.445351">
                <text:p>4.4453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695105">
                <text:p>3.6951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611618">
                <text:p>3.6116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45237">
                <text:p>4.452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480786">
                <text:p>3.4807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86455">
                <text:p>3.9864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738581">
                <text:p>3.73858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406947">
                <text:p>4.4069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646473">
                <text:p>3.6464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809254">
                <text:p>3.8092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884139">
                <text:p>3.8841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863082">
                <text:p>4.8630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114611">
                <text:p>3.1146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311474">
                <text:p>4.311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989082">
                <text:p>3.9890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643882">
                <text:p>3.6438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657022">
                <text:p>3.65702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856732">
                <text:p>3.8567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707089">
                <text:p>3.7070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555569">
                <text:p>3.5555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155783">
                <text:p>3.1557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622804">
                <text:p>3.6228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987192">
                <text:p>3.9871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754303">
                <text:p>3.7543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916214">
                <text:p>2.9162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705033">
                <text:p>3.7050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600081">
                <text:p>3.60008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983143">
                <text:p>2.9831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499088">
                <text:p>3.4990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74909">
                <text:p>3.97490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662097">
                <text:p>3.6620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722052">
                <text:p>2.7220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.609383">
                <text:p>2.6093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321227">
                <text:p>4.3212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441092">
                <text:p>4.4410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039637">
                <text:p>4.03963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129341">
                <text:p>3.12934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531495">
                <text:p>4.5314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935211">
                <text:p>3.9352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971411">
                <text:p>4.97141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614188">
                <text:p>4.6141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75824">
                <text:p>3.758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144015">
                <text:p>3.14401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561239">
                <text:p>3.56123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002026">
                <text:p>4.0020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29566">
                <text:p>3.8295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551621">
                <text:p>3.5516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780765">
                <text:p>3.7807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320415">
                <text:p>3.3204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539629">
                <text:p>3.53962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25109">
                <text:p>4.4251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859768">
                <text:p>3.8597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687475">
                <text:p>3.6874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651359">
                <text:p>3.6513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656389">
                <text:p>3.65638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514279">
                <text:p>3.5142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578132">
                <text:p>3.57813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672836">
                <text:p>3.6728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12713">
                <text:p>4.127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935681">
                <text:p>3.9356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08395">
                <text:p>4.0839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642553">
                <text:p>3.6425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243454">
                <text:p>3.24345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320091">
                <text:p>3.3200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229593">
                <text:p>3.2295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.826472">
                <text:p>2.82647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039879">
                <text:p>3.03987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076867">
                <text:p>3.0768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971188">
                <text:p>2.9711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636235">
                <text:p>2.63623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800799">
                <text:p>2.8007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.442561">
                <text:p>2.44256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705287">
                <text:p>2.70528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752444">
                <text:p>2.7524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093095">
                <text:p>3.0930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00927">
                <text:p>4.0092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517617">
                <text:p>3.5176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104283">
                <text:p>3.1042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916917">
                <text:p>3.9169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512135">
                <text:p>3.51213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510401">
                <text:p>3.5104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107004">
                <text:p>4.1070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842185">
                <text:p>3.8421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18677">
                <text:p>3.186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399214">
                <text:p>4.3992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955841">
                <text:p>3.9558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10914">
                <text:p>4.71091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446914">
                <text:p>3.4469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.493">
                <text:p>5.4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53846">
                <text:p>3.9538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.157952">
                <text:p>5.1579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152536">
                <text:p>3.1525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619176">
                <text:p>3.6191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528518">
                <text:p>3.5285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507419">
                <text:p>3.5074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774659">
                <text:p>3.7746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711694">
                <text:p>4.71169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619526">
                <text:p>4.6195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743546">
                <text:p>3.7435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247599">
                <text:p>4.2475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829928">
                <text:p>3.8299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420546">
                <text:p>3.4205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285535">
                <text:p>3.2855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242974">
                <text:p>4.2429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877617">
                <text:p>3.8776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771656">
                <text:p>3.7716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731989">
                <text:p>3.7319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222713">
                <text:p>4.2227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5183">
                <text:p>3.5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563798">
                <text:p>3.5637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53779">
                <text:p>3.537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841863">
                <text:p>4.8418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229742">
                <text:p>3.2297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92447">
                <text:p>3.924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81174">
                <text:p>3.8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703599">
                <text:p>3.7035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576727">
                <text:p>3.5767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814814">
                <text:p>3.8148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593271">
                <text:p>3.5932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37225">
                <text:p>3.372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976433">
                <text:p>2.9764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491818">
                <text:p>3.491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610367">
                <text:p>3.61036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24826">
                <text:p>3.2482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.946125">
                <text:p>2.946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791795">
                <text:p>3.79179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363855">
                <text:p>3.3638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172239">
                <text:p>3.17223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613235">
                <text:p>3.61323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737893">
                <text:p>3.7378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740326">
                <text:p>3.74032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.563225">
                <text:p>2.5632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.524977">
                <text:p>2.52497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763799">
                <text:p>3.7637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072363">
                <text:p>4.0723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564846">
                <text:p>3.5648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412554">
                <text:p>3.41255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000926">
                <text:p>4.0009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454154">
                <text:p>3.4541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386263">
                <text:p>4.3862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59797">
                <text:p>4.597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383112">
                <text:p>3.3831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.797041">
                <text:p>2.79704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283334">
                <text:p>3.28333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.568202">
                <text:p>4.56820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225876">
                <text:p>3.22587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93038">
                <text:p>2.9303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099119">
                <text:p>4.09911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81534">
                <text:p>3.0815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234432">
                <text:p>3.2344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693561">
                <text:p>3.69356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477204">
                <text:p>3.47720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055445">
                <text:p>3.0554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151072">
                <text:p>3.15107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128808">
                <text:p>3.12880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.934115">
                <text:p>2.9341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152436">
                <text:p>3.1524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198205">
                <text:p>3.1982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677398">
                <text:p>3.6773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381814">
                <text:p>3.38181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601738">
                <text:p>3.6017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856533">
                <text:p>3.85653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181749">
                <text:p>3.1817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382048">
                <text:p>3.3820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438801">
                <text:p>3.4388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.557008">
                <text:p>2.55700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635493">
                <text:p>2.63549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592652">
                <text:p>2.5926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.718468">
                <text:p>2.718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293014">
                <text:p>2.29301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711098">
                <text:p>2.7110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945863">
                <text:p>2.9458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930632">
                <text:p>2.93063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981509">
                <text:p>2.98150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528571">
                <text:p>3.5285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.597143">
                <text:p>4.5971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22325">
                <text:p>3.9223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371074">
                <text:p>3.37107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073929">
                <text:p>4.07392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772096">
                <text:p>3.7720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598089">
                <text:p>3.59808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19823">
                <text:p>4.1982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959769">
                <text:p>3.9597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62438">
                <text:p>3.0624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646266">
                <text:p>4.6462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465076">
                <text:p>4.46507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053089">
                <text:p>5.05308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566447">
                <text:p>3.5664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03053">
                <text:p>6.0305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390793">
                <text:p>4.39079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18892">
                <text:p>5.71889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.94523">
                <text:p>4.945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045204">
                <text:p>4.04520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59589">
                <text:p>3.5958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358002">
                <text:p>3.35800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645869">
                <text:p>3.6458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25723">
                <text:p>4.257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95769">
                <text:p>3.957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281159">
                <text:p>3.2811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.97095">
                <text:p>2.970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491272">
                <text:p>3.4912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117478">
                <text:p>3.11747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375954">
                <text:p>3.37595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593282">
                <text:p>3.5932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69316">
                <text:p>3.693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520767">
                <text:p>3.5207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672733">
                <text:p>3.67273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11174">
                <text:p>4.1117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723126">
                <text:p>3.72312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423823">
                <text:p>3.4238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993328">
                <text:p>3.9933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7577">
                <text:p>4.757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137715">
                <text:p>3.13771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991733">
                <text:p>3.99173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767385">
                <text:p>3.7673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495924">
                <text:p>3.4959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59122">
                <text:p>3.591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710389">
                <text:p>3.7103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603637">
                <text:p>3.60363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220342">
                <text:p>3.2203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6728">
                <text:p>3.067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573921">
                <text:p>3.5739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421312">
                <text:p>3.42131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360565">
                <text:p>3.3605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.765346">
                <text:p>2.7653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689647">
                <text:p>4.689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273262">
                <text:p>3.27326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844016">
                <text:p>3.8440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821424">
                <text:p>3.82142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65282">
                <text:p>3.652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764749">
                <text:p>3.76474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.498708">
                <text:p>2.4987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.666954">
                <text:p>2.6669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494954">
                <text:p>3.49495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837258">
                <text:p>4.8372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372804">
                <text:p>3.37280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210882">
                <text:p>3.2108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132284">
                <text:p>4.13228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40969">
                <text:p>3.4096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473071">
                <text:p>4.47307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.076419">
                <text:p>5.0764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635931">
                <text:p>3.6359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.326741">
                <text:p>4.32674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416462">
                <text:p>3.41646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060945">
                <text:p>6.06094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368786">
                <text:p>3.3687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082769">
                <text:p>3.08276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13892">
                <text:p>5.138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111154">
                <text:p>3.11115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310248">
                <text:p>3.31024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73634">
                <text:p>3.7363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452766">
                <text:p>3.4527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173996">
                <text:p>3.17399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.929437">
                <text:p>2.92943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.973674">
                <text:p>2.9736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848985">
                <text:p>2.84898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950971">
                <text:p>2.95097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222092">
                <text:p>3.2220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579618">
                <text:p>3.5796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341957">
                <text:p>3.3419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561624">
                <text:p>3.56162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861214">
                <text:p>3.86121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6583">
                <text:p>3.1658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181029">
                <text:p>3.1810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024622">
                <text:p>3.02462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736977">
                <text:p>2.7369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588169">
                <text:p>2.58816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598315">
                <text:p>2.5983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662284">
                <text:p>2.66228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283575">
                <text:p>2.28357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640838">
                <text:p>2.6408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47878">
                <text:p>2.478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847356">
                <text:p>2.84735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85054">
                <text:p>2.88505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460837">
                <text:p>3.46083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.524524">
                <text:p>4.5245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780232">
                <text:p>3.78023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311926">
                <text:p>3.31192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73943">
                <text:p>3.87394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580516">
                <text:p>3.5805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508655">
                <text:p>3.5086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132287">
                <text:p>4.1322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962824">
                <text:p>3.9628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047239">
                <text:p>3.0472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652172">
                <text:p>4.65217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389181">
                <text:p>4.38918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.930426">
                <text:p>4.93042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505921">
                <text:p>3.50592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150587">
                <text:p>5.1505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544279">
                <text:p>4.54427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.750101">
                <text:p>5.75010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971923">
                <text:p>4.9719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112224">
                <text:p>4.11222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380854">
                <text:p>3.3808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309702">
                <text:p>3.30970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547837">
                <text:p>3.54783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2946">
                <text:p>4.294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915188">
                <text:p>3.91518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516512">
                <text:p>3.5165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871507">
                <text:p>2.8715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205198">
                <text:p>3.20519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157747">
                <text:p>3.15774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384757">
                <text:p>3.3847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463406">
                <text:p>3.4634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373458">
                <text:p>3.37345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575317">
                <text:p>3.5753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474415">
                <text:p>3.47441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90896">
                <text:p>3.8908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54633">
                <text:p>3.55463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544366">
                <text:p>3.54436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874564">
                <text:p>3.87456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.844927">
                <text:p>4.8449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56263">
                <text:p>2.95626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797031">
                <text:p>3.7970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586766">
                <text:p>3.5867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548076">
                <text:p>3.5480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568944">
                <text:p>3.56894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612445">
                <text:p>3.6124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564471">
                <text:p>3.5644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250275">
                <text:p>3.2502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003431">
                <text:p>3.0034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558088">
                <text:p>3.5580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383896">
                <text:p>3.38389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314508">
                <text:p>3.31450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.839027">
                <text:p>2.8390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.374113">
                <text:p>4.3741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593348">
                <text:p>3.59334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859534">
                <text:p>3.8595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844842">
                <text:p>3.8448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44975">
                <text:p>3.5449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823686">
                <text:p>3.82368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430443">
                <text:p>2.43044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.458364">
                <text:p>2.45836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77775">
                <text:p>3.777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449873">
                <text:p>4.44987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682849">
                <text:p>3.6828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120502">
                <text:p>3.1205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244041">
                <text:p>4.24404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683284">
                <text:p>3.6832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